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5" style:family="table-column">
      <style:table-column-properties fo:break-before="auto" style:column-width="0.8925in"/>
    </style:style>
    <style:style style:name="co2" style:family="table-column">
      <style:table-column-properties fo:break-before="auto" style:column-width="0.9283in"/>
    </style:style>
    <style:style style:name="co3" style:family="table-column">
      <style:table-column-properties fo:break-before="auto" style:column-width="0.9827in"/>
    </style:style>
    <style:style style:name="co4" style:family="table-column">
      <style:table-column-properties fo:break-before="auto" style:column-width="1.3in"/>
    </style:style>
    <style:style style:name="co6" style:family="table-column">
      <style:table-column-properties fo:break-before="auto" style:column-width="1.4965in"/>
    </style:style>
    <style:style style:name="co7" style:family="table-column">
      <style:table-column-properties fo:break-before="auto" style:column-width="1.398in"/>
    </style:style>
    <style:style style:name="co8" style:family="table-column">
      <style:table-column-properties fo:break-before="auto" style:column-width="1.5508in"/>
    </style:style>
    <style:style style:name="co9" style:family="table-column">
      <style:table-column-properties fo:break-before="auto" style:column-width="6.511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ro3" style:family="table-row">
      <style:table-row-properties style:row-height="1.7307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1.5752in" fo:break-before="auto" style:use-optimal-row-height="true"/>
    </style:style>
    <style:style style:name="ro8" style:family="table-row">
      <style:table-row-properties style:row-height="1.2638in" fo:break-before="auto" style:use-optimal-row-height="true"/>
    </style:style>
    <style:style style:name="ro9" style:family="table-row">
      <style:table-row-properties style:row-height="0.642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normal"/>
    </style:style>
    <style:style style:name="ce2" style:family="table-cell" style:parent-style-name="Default" style:data-style-name="N37"/>
    <style:style style:name="ce3" style:family="table-cell" style:parent-style-name="Default" style:data-style-name="N43"/>
    <style:style style:name="ce4" style:family="table-cell" style:parent-style-name="Default">
      <style:table-cell-properties style:text-align-source="fix" style:repeat-content="false"/>
      <style:paragraph-properties fo:text-align="end"/>
      <style:text-properties style:font-weight-asian="normal"/>
    </style:style>
    <style:style style:name="ce5" style:family="table-cell" style:parent-style-name="Default">
      <style:table-cell-properties style:text-align-source="fix" style:repeat-content="false"/>
      <style:paragraph-properties fo:text-align="center"/>
    </style:style>
    <style:style style:name="ce6" style:family="table-cell" style:parent-style-name="Default" style:data-style-name="N0"/>
    <style:style style:name="ce7" style:family="table-cell" style:parent-style-name="Default">
      <style:table-cell-properties fo:wrap-option="wrap"/>
    </style:style>
  </office:automatic-styles>
  <office:body>
    <office:spreadsheet>
      <table:table table:name="Sheet1" table:style-name="ta1">
        <table:table-column table:style-name="co2" table:default-cell-style-name="Default"/>
        <table:table-column table:style-name="co3" table:default-cell-style-name="Default"/>
        <table:table-column table:style-name="co4" table:default-cell-style-name="Default"/>
        <table:table-column table:style-name="co6" table:default-cell-style-name="Default"/>
        <table:table-column table:style-name="co5" table:default-cell-style-name="ce5"/>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text:p>Ryan Luu's trading log.</text:p>
          </table:table-cell>
          <table:table-cell table:number-columns-repeated="8"/>
        </table:table-row>
        <table:table-row table:style-name="ro1">
          <table:table-cell office:value-type="string">
            <text:p>Note: These profit/loss values does not include the commissions on the trades. <text:s/>Trade commissions are sometimes $5 each transaction, and sometimes $9 each transaction. <text:s/>And there is sometimes a regulatory fee charged of 14 or 17 cents.</text:p>
          </table:table-cell>
          <table:table-cell table:number-columns-repeated="8"/>
        </table:table-row>
        <table:table-row table:style-name="ro1">
          <table:table-cell table:number-columns-repeated="9"/>
        </table:table-row>
        <table:table-row table:style-name="ro2">
          <table:table-cell table:style-name="ce1" office:value-type="string">
            <text:p>Day of week</text:p>
          </table:table-cell>
          <table:table-cell table:style-name="ce1" office:value-type="string">
            <text:p>Date</text:p>
          </table:table-cell>
          <table:table-cell table:style-name="ce1" office:value-type="string">
            <text:p>Time of day</text:p>
          </table:table-cell>
          <table:table-cell table:style-name="ce1" office:value-type="string">
            <text:p>Trading entity</text:p>
          </table:table-cell>
          <table:table-cell table:style-name="ce1" office:value-type="string">
            <text:p>Order</text:p>
          </table:table-cell>
          <table:table-cell table:style-name="ce1" office:value-type="string">
            <text:p>Quantity</text:p>
          </table:table-cell>
          <table:table-cell table:style-name="ce1" office:value-type="string">
            <text:p>Price</text:p>
          </table:table-cell>
          <table:table-cell table:style-name="ce1" office:value-type="string">
            <text:p>Profit/Loss</text:p>
          </table:table-cell>
          <table:table-cell table:style-name="ce1" office:value-type="string">
            <text:p>Reason</text:p>
          </table:table-cell>
        </table:table-row>
        <table:table-row table:style-name="ro3">
          <table:table-cell office:value-type="string">
            <text:p>Friday</text:p>
          </table:table-cell>
          <table:table-cell table:style-name="ce2" office:value-type="date" office:date-value="2012-08-10">
            <text:p>08/10/12</text:p>
          </table:table-cell>
          <table:table-cell table:style-name="ce3" office:value-type="time" office:time-value="PT11H46M15S">
            <text:p>11:46:15 A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3.252">
            <text:p>23.252</text:p>
          </table:table-cell>
          <table:table-cell/>
          <table:table-cell table:style-name="ce7" office:value-type="string">
            <text:p>Cycle G.Venus/G.Saturn pivot high date is Sunday August 12, 2012. <text:s/>Harmonics for larger set indicate a Fa on Thursday 2012-08-09, which is a high we see. <text:s/>Next harmonic is So on Saturday 2012-09-08. <text:s/>Harmonics for a smaller set show a Ti turn on Friday 2012-08-10. <text:s/>Harmonics for the giant major high show a Fa harmonic on Saturday 2012-08-11. <text:s/>Stop loss was placed at 24.01, above the most recent high. <text:s/>I plan to hold until the close on Friday 2012-08-17. <text:s/>Inversions have not been accounted for, but since this turn is near harmonics, I expect the harmonics to reinforce each other for a high since we have been moving upwards over the last several days. <text:s/>Looking at the weekly, this week is a breakout week of a long downtrend from the week of 2011-02-11 high through the week of 2012-3-19 high. <text:s/>Looking at the geometry (parallelogram) between high week of 2010-01-11 to low week of 2011-10-03, high week of 2011-02-14, I would expect a some kind of sustained upward trend will begin in about 3-4 weeks. <text:s/>This would correspond approximately with the So of the larger Harmonic on Saturday 2012-09-08.</text:p>
          </table:table-cell>
        </table:table-row>
        <table:table-row table:style-name="ro1">
          <table:table-cell office:value-type="string">
            <text:p>Monday</text:p>
          </table:table-cell>
          <table:table-cell table:style-name="ce2" office:value-type="date" office:date-value="2012-08-13">
            <text:p>08/13/12</text:p>
          </table:table-cell>
          <table:table-cell table:style-name="ce3" office:value-type="time" office:time-value="PT12H09M00S">
            <text:p>12:09:00 PM</text:p>
          </table:table-cell>
          <table:table-cell table:style-name="ce4" office:value-type="string">
            <text:p>X</text:p>
          </table:table-cell>
          <table:table-cell table:number-columns-repeated="4"/>
          <table:table-cell table:style-name="ce7" office:value-type="string">
            <text:p>Moved stop loss from 24.01 to 23.20 to lock in profits. <text:s/>Stock was trading at 22.44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0H29M56S">
            <text:p>10:29:56 AM</text:p>
          </table:table-cell>
          <table:table-cell table:style-name="ce4" office:value-type="string">
            <text:p>X</text:p>
          </table:table-cell>
          <table:table-cell table:number-columns-repeated="4"/>
          <table:table-cell table:style-name="ce7" office:value-type="string">
            <text:p>Moved stop loss from 23.20 to 22.71 to lock in profits. <text:s/>Stock was trading at 22.41 at this time.</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1H37M22S">
            <text:p>11:37:22 A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2.71">
            <text:p>22.71</text:p>
          </table:table-cell>
          <table:table-cell office:value-type="float" office:value="162.6">
            <text:p>162.6</text:p>
          </table:table-cell>
          <table:table-cell table:style-name="ce7" office:value-type="string">
            <text:p>Stop loss hit. <text:s/>Bought to close.</text:p>
          </table:table-cell>
        </table:table-row>
        <table:table-row table:style-name="ro4">
          <table:table-cell office:value-type="string">
            <text:p>Thursday</text:p>
          </table:table-cell>
          <table:table-cell table:style-name="ce2" office:value-type="date" office:date-value="2012-08-16">
            <text:p>08/16/12</text:p>
          </table:table-cell>
          <table:table-cell table:style-name="ce3" office:value-type="time" office:time-value="PT13H52M58S">
            <text:p>01:52:58 PM</text:p>
          </table:table-cell>
          <table:table-cell table:style-name="ce4" office:value-type="string">
            <text:p>X</text:p>
          </table:table-cell>
          <table:table-cell office:value-type="string">
            <text:p>Sell to open</text:p>
          </table:table-cell>
          <table:table-cell office:value-type="float" office:value="300">
            <text:p>300</text:p>
          </table:table-cell>
          <table:table-cell office:value-type="float" office:value="22.942">
            <text:p>22.942</text:p>
          </table:table-cell>
          <table:table-cell/>
          <table:table-cell table:style-name="ce7" office:value-type="string">
            <text:p>Shorting this stock after the Moon-trine Jupiter configuration that was probably the cause of the big rise up this day. Stop loss was placed at 23.04.</text:p>
          </table:table-cell>
        </table:table-row>
        <table:table-row table:style-name="ro1">
          <table:table-cell office:value-type="string">
            <text:p>Thursday</text:p>
          </table:table-cell>
          <table:table-cell table:style-name="ce2" office:value-type="date" office:date-value="2012-08-16">
            <text:p>08/16/12</text:p>
          </table:table-cell>
          <table:table-cell table:style-name="ce3" office:value-type="time" office:time-value="PT14H12M00S">
            <text:p>02:12:00 PM</text:p>
          </table:table-cell>
          <table:table-cell table:style-name="ce4" office:value-type="string">
            <text:p>X</text:p>
          </table:table-cell>
          <table:table-cell office:value-type="string">
            <text:p>Buy to close</text:p>
          </table:table-cell>
          <table:table-cell office:value-type="float" office:value="300">
            <text:p>300</text:p>
          </table:table-cell>
          <table:table-cell office:value-type="float" office:value="23.04">
            <text:p>23.04</text:p>
          </table:table-cell>
          <table:table-cell office:value-type="float" office:value="-23.4">
            <text:p>-23.4</text:p>
          </table:table-cell>
          <table:table-cell table:style-name="ce7" office:value-type="string">
            <text:p>Stop loss hit. <text:s/>Bought to close.</text:p>
          </table:table-cell>
        </table:table-row>
        <table:table-row table:style-name="ro5">
          <table:table-cell office:value-type="string">
            <text:p>Thursday</text:p>
          </table:table-cell>
          <table:table-cell table:style-name="ce2" office:value-type="date" office:date-value="2012-08-16">
            <text:p>08/16/12</text:p>
          </table:table-cell>
          <table:table-cell table:style-name="ce3" office:value-type="time" office:time-value="PT14H42M00S">
            <text:p>02:42:00 P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1.848">
            <text:p>21.848</text:p>
          </table:table-cell>
          <table:table-cell/>
          <table:table-cell table:style-name="ce7" office:value-type="string">
            <text:p>Bought FSLR because recently there has been strong volume and strong price action in this stock following the earnings call on August 1, 2012. <text:s/>Also, on the monthly, it looks like it broke out of a long term bear market angle. <text:s/>I plan on holding this one for at least several weeks to months. <text:s/>Stop loss placed at 18.80. <text:s/></text:p>
          </table:table-cell>
        </table:table-row>
        <table:table-row table:style-name="ro4">
          <table:table-cell office:value-type="string">
            <text:p>Friday</text:p>
          </table:table-cell>
          <table:table-cell table:style-name="ce2" office:value-type="date" office:date-value="2012-08-17">
            <text:p>08/17/12</text:p>
          </table:table-cell>
          <table:table-cell table:style-name="ce3" office:value-type="time" office:time-value="PT09H40M47S">
            <text:p>09:40:47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158">
            <text:p>23.158</text:p>
          </table:table-cell>
          <table:table-cell/>
          <table:table-cell table:style-name="ce7" office:value-type="string">
            <text:p>Market opened strongly bullish... I wanted to catch the upward movement. <text:s/>It was a very impulsive purchase. <text:s/></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0H17M20S">
            <text:p>10:17:20 A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3.2301">
            <text:p>23.2301</text:p>
          </table:table-cell>
          <table:table-cell office:value-type="float" office:value="21.63">
            <text:p>21.63</text:p>
          </table:table-cell>
          <table:table-cell table:style-name="ce7" office:value-type="string">
            <text:p>Price stalled near a trendline resistance. <text:s/>Price action was hinting that the overhead resistance would not be broken. <text:s/>I sold out. <text:s/>Shortly after I sold out, I realized that this high was coinciding with the timing of the exact new moon (G.Moon G.Sun conjunction) sextile with the Mars-Saturn conjunction. <text:s/>This was a prefect indication to watch for a change in trend. <text:s/>In hindsight, it appears my cycle in this stock that pointed towards a low over the coming weekend, ran into some interference with the Moon, and that interference ended with the new moon. <text:s/>Trend resumed downwards after this.</text:p>
          </table:table-cell>
        </table:table-row>
        <table:table-row table:style-name="ro7">
          <table:table-cell office:value-type="string">
            <text:p>Friday</text:p>
          </table:table-cell>
          <table:table-cell table:style-name="ce2" office:value-type="date" office:date-value="2012-08-17">
            <text:p>08/17/12</text:p>
          </table:table-cell>
          <table:table-cell table:style-name="ce3" office:value-type="time" office:time-value="PT10H41M05S">
            <text:p>10:41:05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1.332">
            <text:p>21.332</text:p>
          </table:table-cell>
          <table:table-cell office:value-type="float" office:value="-154.8">
            <text:p>-154.8</text:p>
          </table:table-cell>
          <table:table-cell table:style-name="ce7" office:value-type="string">
            <text:p>Sold out since the stock was falling quickly. <text:s/>The previous evening, I was thinking over this purchase. <text:s/>While FSLR had some nice volume and price follow-through following it's earnings call, the solar industry as a whole is not doing so well. <text:s/>While FSLR surprised with its earnings and forecasts, it still has yet to prove out that it can get a foothold in other markets and secure projects. <text:s/>So for now, there is not a trend of strong profits to get analysts and others behind this stock yet. <text:s/>Perhaps in a quarter or two we will see more clarity in the direction of this stock from a fundamental perspective. <text:s/>For a serious move in this stock to happen, then industry needs to be in a bull market, and the market bullish on it. <text:s/>From a technical perspective, the volume is weak on this recent rally after the first pullback. <text:s/>Price looks like it will fall... I'm unsure how low, so I'm getting out. <text:s/>My original intention with trading is to study the cycles before trading, and I didn't do that when I decided to buy yesterday.</text:p>
          </table:table-cell>
        </table:table-row>
        <table:table-row table:style-name="ro6">
          <table:table-cell office:value-type="string">
            <text:p>Friday</text:p>
          </table:table-cell>
          <table:table-cell table:style-name="ce2" office:value-type="date" office:date-value="2012-08-17">
            <text:p>08/17/12</text:p>
          </table:table-cell>
          <table:table-cell table:style-name="ce3" office:value-type="time" office:time-value="PT15H29M16S">
            <text:p>03:29:16 P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2.5489">
            <text:p>22.5489</text:p>
          </table:table-cell>
          <table:table-cell/>
          <table:table-cell table:style-name="ce7" office:value-type="string">
            <text:p>I was watching this stock and it was falling precipitately; I bought because it had fallen a good amount and I saw two trend-lines crossing, which usually indicates a change in trend if the trend-lines are strong enough. <text:s/>After buying, I immediately regretted it because the price kept on falling, and I realized that I should have waited until I got some kind of confirmation of a change in trend before entering. <text:s/>This should be a lesson for me. <text:s/>Price ended up rebounding about 10 cents lower than I entered, which isn't much, but I should have been patient to make sure my entry is perfect.</text:p>
          </table:table-cell>
        </table:table-row>
        <table:table-row table:style-name="ro8">
          <table:table-cell office:value-type="string">
            <text:p>Friday</text:p>
          </table:table-cell>
          <table:table-cell table:style-name="ce2" office:value-type="date" office:date-value="2012-08-17">
            <text:p>08/17/12</text:p>
          </table:table-cell>
          <table:table-cell table:style-name="ce3" office:value-type="time" office:time-value="PT15H45M31S">
            <text:p>03:45:31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5601">
            <text:p>22.5601</text:p>
          </table:table-cell>
          <table:table-cell office:value-type="float" office:value="3.56">
            <text:p>3.56</text:p>
          </table:table-cell>
          <table:table-cell table:style-name="ce7" office:value-type="string">
            <text:p>Got out on the bounce. <text:s/>The purchase of this stock was a spur-of-the-moment decision, and I really should be doing more analysis before making commitments like this. <text:s/>I felt I needed to be out of this stock so that my head can be clear and I can think over the weekend. <text:s/>My original cycle work with this stock (G.Venus – G.Saturn % 5) indicated that the cycle low would be over the weekend, and what often happens is a gap happens on Monday to fulfill the price that should have been hit over the weekend. <text:s/>So it is better to exit a trade before a weekend cycle date and better enter a trade after a weekend cycle date. <text:s/>I will see how price action goes at the open on Monday; I'm looking for an open that falls right on the support trendline and moves upward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29M41S">
            <text:p>10:29:41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3.2399">
            <text:p>23.2399</text:p>
          </table:table-cell>
          <table:table-cell/>
          <table:table-cell table:style-name="ce7" office:value-type="string">
            <text:p>Bought as I saw that US Steel had made a bottom on Monday and rallies up into the close. <text:s/>On Tuesday (today), price action was strong and opened. <text:s/>Since the small cycle I have worked on says that the trend is up, I decided to buy to catch the movement. <text:s/>I probably could have waited to make better entry...</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Buy to open</text:p>
          </table:table-cell>
          <table:table-cell office:value-type="float" office:value="300">
            <text:p>300</text:p>
          </table:table-cell>
          <table:table-cell office:value-type="float" office:value="23.7299">
            <text:p>23.7299</text:p>
          </table:table-cell>
          <table:table-cell/>
          <table:table-cell table:style-name="ce7" office:value-type="string">
            <text:p>Bought FSLR because it was up big (about another 5%) and had very strong volume. <text:s/>This strength is probably the result of a short-covering rally. <text:s/>Other solar stocks were moving up too. <text:s/>It appears this stock moves along similarly with other basic materials/resource stocks. <text:s/></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9M08S">
            <text:p>10:39:0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208">
            <text:p>17.208</text:p>
          </table:table-cell>
          <table:table-cell/>
          <table:table-cell table:style-name="ce7" office:value-type="string">
            <text:p>Bought PAAS because it looks like it is breaking out of a long term resistance that is the downward angle on the monthly/weekly chart. <text:s/>Silver is up big again and Silver also is breaking out of a long term resistance that is a downward angle on the monthly/weekly chart. <text:s/>SLW is also up big again.</text:p>
          </table:table-cell>
        </table:table-row>
        <table:table-row table:style-name="ro5">
          <table:table-cell office:value-type="string">
            <text:p>Tuesday</text:p>
          </table:table-cell>
          <table:table-cell table:style-name="ce2" office:value-type="date" office:date-value="2012-08-21">
            <text:p>08/21/12</text:p>
          </table:table-cell>
          <table:table-cell table:style-name="ce3" office:value-type="time" office:time-value="PT10H30M33S">
            <text:p>10:30:33 AM</text:p>
          </table:table-cell>
          <table:table-cell table:style-name="ce4" office:value-type="string">
            <text:p>FSLR</text:p>
          </table:table-cell>
          <table:table-cell office:value-type="string">
            <text:p>Sell to close</text:p>
          </table:table-cell>
          <table:table-cell office:value-type="float" office:value="300">
            <text:p>300</text:p>
          </table:table-cell>
          <table:table-cell office:value-type="float" office:value="24.902">
            <text:p>24.902</text:p>
          </table:table-cell>
          <table:table-cell office:value-type="float" office:value="351.63">
            <text:p>351.63</text:p>
          </table:table-cell>
          <table:table-cell table:style-name="ce7" office:value-type="string">
            <text:p>Sold out of FSLR because it hit resistance while going up. <text:s/>The price hit was the price of a few low bounces from several weeks ago. <text:s/>This sell out turned out to be the high of the day. <text:s/>I expect a day or two of price retracement, at the very least.</text:p>
          </table:table-cell>
        </table:table-row>
        <table:table-row table:style-name="ro3">
          <table:table-cell office:value-type="string">
            <text:p>Tuesday</text:p>
          </table:table-cell>
          <table:table-cell table:style-name="ce2" office:value-type="date" office:date-value="2012-08-21">
            <text:p>08/21/12</text:p>
          </table:table-cell>
          <table:table-cell table:style-name="ce3" office:value-type="time" office:time-value="PT13H12M17S">
            <text:p>01:12:17 PM</text:p>
          </table:table-cell>
          <table:table-cell table:style-name="ce4" office:value-type="string">
            <text:p>JO</text:p>
          </table:table-cell>
          <table:table-cell office:value-type="string">
            <text:p>Buy to open</text:p>
          </table:table-cell>
          <table:table-cell office:value-type="float" office:value="200">
            <text:p>200</text:p>
          </table:table-cell>
          <table:table-cell office:value-type="float" office:value="38.7499">
            <text:p>38.7499</text:p>
          </table:table-cell>
          <table:table-cell/>
          <table:table-cell table:style-name="ce7" office:value-type="string">
            <text:p>Bought JO, which is a ETN that tracks Coffee. <text:s/>So my reason is based on the coffee chart (/KC). <text:s/>The reason for this trade is I saw the price chart posted by Lorin in WITS post #62140, showing that Coffee may have bottomed. <text:s/>Looking at the chart from my own analysis, the previous bottom on June 18, 2012 at 150.1 is about the level of the December 2009 high of 149.5, and it is also about half of the 308.9 high in May 2011. <text:s/>Thus, the price rebounded from that June 18, 2012 low, and went back down. <text:s/>It looks like price is now getting to be closer to that 150 area (it is at 164) and is hesitating... possibly the higher bottom before a big run up. <text:s/>On Lorin's chart, it is of December Coffee, and it shows lines at various turns. <text:s/>The most recent line was a ratio of 1.000 on June 15, 2012. <text:s/>The next line is on January 25, 2013, at a ratio of 1.272. <text:s/>Perhaps this will be a long term trade into that date. <text:s/>I put the stop loss for this trade in JO at 35.59, which is slightly below the low on June 18, 2012. <text:s/>I will need to watch coffee carefully, because there might be decay in JO's underlying contracts, so the technical analysis might have some slippage. <text:s/></text:p>
          </table:table-cell>
        </table:table-row>
        <table:table-row table:style-name="ro1">
          <table:table-cell office:value-type="string">
            <text:p>Wednesday</text:p>
          </table:table-cell>
          <table:table-cell table:style-name="ce2" office:value-type="date" office:date-value="2012-08-22">
            <text:p>08/22/12</text:p>
          </table:table-cell>
          <table:table-cell table:style-name="ce3" office:value-type="time" office:time-value="PT15H51M43S">
            <text:p>03:51:43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2.3301">
            <text:p>22.3301</text:p>
          </table:table-cell>
          <table:table-cell office:value-type="float" office:value="-272.07">
            <text:p>-272.07</text:p>
          </table:table-cell>
          <table:table-cell table:style-name="ce7" office:value-type="string">
            <text:p>Trendline support broken.</text:p>
          </table:table-cell>
        </table:table-row>
        <table:table-row table:style-name="ro4">
          <table:table-cell office:value-type="string">
            <text:p>Wednesday</text:p>
          </table:table-cell>
          <table:table-cell table:style-name="ce2" office:value-type="date" office:date-value="2012-08-22">
            <text:p>08/22/12</text:p>
          </table:table-cell>
          <table:table-cell table:style-name="ce3" office:value-type="time" office:time-value="PT15H53M15S">
            <text:p>03:53:15 P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6.9101">
            <text:p>16.9101</text:p>
          </table:table-cell>
          <table:table-cell office:value-type="float" office:value="-89.37">
            <text:p>-89.37</text:p>
          </table:table-cell>
          <table:table-cell table:style-name="ce7" office:value-type="string">
            <text:p>Got out due to weakness in this stock. <text:s/>I need to study this stock (cycles, etc.) more carefully before making entry into it again.</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23M43S">
            <text:p>11:23:43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20.708">
            <text:p>20.70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02M44S">
            <text:p>01:02:44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20.642">
            <text:p>20.642</text:p>
          </table:table-cell>
          <table:table-cell office:value-type="float" office:value="-19.8">
            <text:p>-19.8</text:p>
          </table:table-cell>
          <table:table-cell table:style-name="ce7" office:value-type="string">
            <text:p>Realized that price is below the 50% retracement.</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3M18S">
            <text:p>11:33:18 AM</text:p>
          </table:table-cell>
          <table:table-cell table:style-name="ce4" office:value-type="string">
            <text:p>PAAS</text:p>
          </table:table-cell>
          <table:table-cell office:value-type="string">
            <text:p>Buy to open</text:p>
          </table:table-cell>
          <table:table-cell office:value-type="float" office:value="300">
            <text:p>300</text:p>
          </table:table-cell>
          <table:table-cell office:value-type="float" office:value="17.3499">
            <text:p>17.34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1H38M42S">
            <text:p>11:38:42 A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4.2299">
            <text:p>34.2299</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4M14S">
            <text:p>01:34:14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0.268">
            <text:p>40.26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35M28S">
            <text:p>01:35:28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37.858">
            <text:p>37.858</text:p>
          </table:table-cell>
          <table:table-cell/>
          <table:table-cell table:style-name="ce7" office:value-type="string">
            <text:p>Impulsive purchase.</text:p>
          </table:table-cell>
        </table:table-row>
        <table:table-row table:style-name="ro1">
          <table:table-cell office:value-type="string">
            <text:p>Monday</text:p>
          </table:table-cell>
          <table:table-cell table:style-name="ce2" office:value-type="date" office:date-value="2012-08-27">
            <text:p>08/27/12</text:p>
          </table:table-cell>
          <table:table-cell table:style-name="ce3" office:value-type="time" office:time-value="PT13H42M39S">
            <text:p>01:42:39 PM</text:p>
          </table:table-cell>
          <table:table-cell table:style-name="ce4" office:value-type="string">
            <text:p>SVM</text:p>
          </table:table-cell>
          <table:table-cell office:value-type="string">
            <text:p>Buy to open</text:p>
          </table:table-cell>
          <table:table-cell office:value-type="float" office:value="600">
            <text:p>600</text:p>
          </table:table-cell>
          <table:table-cell table:style-name="ce6" office:value-type="float" office:value="5.958">
            <text:p>5.958</text:p>
          </table:table-cell>
          <table:table-cell/>
          <table:table-cell table:style-name="ce7" office:value-type="string">
            <text:p>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18S">
            <text:p>09:55:18 AM</text:p>
          </table:table-cell>
          <table:table-cell table:style-name="ce4" office:value-type="string">
            <text:p>PAAS</text:p>
          </table:table-cell>
          <table:table-cell office:value-type="string">
            <text:p>Sell to close</text:p>
          </table:table-cell>
          <table:table-cell office:value-type="float" office:value="300">
            <text:p>300</text:p>
          </table:table-cell>
          <table:table-cell office:value-type="float" office:value="17.2501">
            <text:p>17.2501</text:p>
          </table:table-cell>
          <table:table-cell office:value-type="float" office:value="-29.94">
            <text:p>-29.94</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29S">
            <text:p>09:55:29 A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4.0001">
            <text:p>34.0001</text:p>
          </table:table-cell>
          <table:table-cell office:value-type="float" office:value="-45.96">
            <text:p>-45.96</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42S">
            <text:p>09:55:42 A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0.2601">
            <text:p>40.2601</text:p>
          </table:table-cell>
          <table:table-cell office:value-type="float" office:value="-0.79">
            <text:p>-0.79</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6M05S">
            <text:p>09:56:05 A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37.8701">
            <text:p>37.8701</text:p>
          </table:table-cell>
          <table:table-cell office:value-type="float" office:value="1.21">
            <text:p>1.21</text:p>
          </table:table-cell>
          <table:table-cell table:style-name="ce7" office:value-type="string">
            <text:p>Exiting impulsive purchase.</text:p>
          </table:table-cell>
        </table:table-row>
        <table:table-row table:style-name="ro1">
          <table:table-cell office:value-type="string">
            <text:p>Tuesday</text:p>
          </table:table-cell>
          <table:table-cell table:style-name="ce2" office:value-type="date" office:date-value="2012-08-28">
            <text:p>08/28/12</text:p>
          </table:table-cell>
          <table:table-cell table:style-name="ce3" office:value-type="time" office:time-value="PT09H55M53S">
            <text:p>09:55:53 AM</text:p>
          </table:table-cell>
          <table:table-cell table:style-name="ce4" office:value-type="string">
            <text:p>SVM</text:p>
          </table:table-cell>
          <table:table-cell office:value-type="string">
            <text:p>Sell to close</text:p>
          </table:table-cell>
          <table:table-cell office:value-type="float" office:value="600">
            <text:p>600</text:p>
          </table:table-cell>
          <table:table-cell table:style-name="ce6" office:value-type="float" office:value="5.8801">
            <text:p>5.8801</text:p>
          </table:table-cell>
          <table:table-cell office:value-type="float" office:value="-46.74">
            <text:p>-46.74</text:p>
          </table:table-cell>
          <table:table-cell table:style-name="ce7" office:value-type="string">
            <text:p>Exiting impulsive purchase.</text:p>
          </table:table-cell>
        </table:table-row>
        <table:table-row table:style-name="ro4">
          <table:table-cell office:value-type="string">
            <text:p>Wednesday</text:p>
          </table:table-cell>
          <table:table-cell table:style-name="ce2" office:value-type="date" office:date-value="2012-08-29">
            <text:p>08/29/12</text:p>
          </table:table-cell>
          <table:table-cell table:style-name="ce3" office:value-type="time" office:time-value="PT11H51M56S">
            <text:p>11:51:56 AM</text:p>
          </table:table-cell>
          <table:table-cell table:style-name="ce4" office:value-type="string">
            <text:p>X</text:p>
          </table:table-cell>
          <table:table-cell office:value-type="string">
            <text:p>Buy to open</text:p>
          </table:table-cell>
          <table:table-cell office:value-type="float" office:value="300">
            <text:p>300</text:p>
          </table:table-cell>
          <table:table-cell office:value-type="float" office:value="19.9283">
            <text:p>19.9283</text:p>
          </table:table-cell>
          <table:table-cell/>
          <table:table-cell table:style-name="ce7" office:value-type="string">
            <text:p>Two sets of trendlines crossed on the daily timeframe. <text:s/>Market downward momentum has slowed. <text:s/>On my cycle turn list, this Tuesday is one of two days within orb of the cycle turn date.</text:p>
          </table:table-cell>
        </table:table-row>
        <table:table-row table:style-name="ro1">
          <table:table-cell office:value-type="string">
            <text:p>Wednesday</text:p>
          </table:table-cell>
          <table:table-cell table:style-name="ce2" office:value-type="date" office:date-value="2012-08-29">
            <text:p>08/29/12</text:p>
          </table:table-cell>
          <table:table-cell table:style-name="ce3" office:value-type="time" office:time-value="PT13H03M15S">
            <text:p>01:03:15 PM</text:p>
          </table:table-cell>
          <table:table-cell table:style-name="ce4" office:value-type="string">
            <text:p>X</text:p>
          </table:table-cell>
          <table:table-cell office:value-type="string">
            <text:p>Sell to close</text:p>
          </table:table-cell>
          <table:table-cell office:value-type="float" office:value="300">
            <text:p>300</text:p>
          </table:table-cell>
          <table:table-cell office:value-type="float" office:value="19.7917">
            <text:p>19.7917</text:p>
          </table:table-cell>
          <table:table-cell office:value-type="float" office:value="-40.98">
            <text:p>-40.98</text:p>
          </table:table-cell>
          <table:table-cell table:style-name="ce7" office:value-type="string">
            <text:p>I sold out because price broke below a low I thought would hold. </text:p>
          </table:table-cell>
        </table:table-row>
        <table:table-row table:style-name="ro4">
          <table:table-cell office:value-type="string">
            <text:p>Thursday</text:p>
          </table:table-cell>
          <table:table-cell table:style-name="ce2" office:value-type="date" office:date-value="2012-09-06">
            <text:p>09/06/12</text:p>
          </table:table-cell>
          <table:table-cell table:style-name="ce3" office:value-type="time" office:time-value="PT14H22M27S">
            <text:p>02:22:27 PM</text:p>
          </table:table-cell>
          <table:table-cell table:style-name="ce4" office:value-type="string">
            <text:p>JO</text:p>
          </table:table-cell>
          <table:table-cell office:value-type="string">
            <text:p>Sell to close</text:p>
          </table:table-cell>
          <table:table-cell office:value-type="float" office:value="200">
            <text:p>200</text:p>
          </table:table-cell>
          <table:table-cell table:style-name="ce6" office:value-type="float" office:value="37.3101">
            <text:p>37.3101</text:p>
          </table:table-cell>
          <table:table-cell office:value-type="float" office:value="-287.96">
            <text:p>-287.96</text:p>
          </table:table-cell>
          <table:table-cell table:style-name="ce7" office:value-type="string">
            <text:p>I sold out because price broke below a support trendline I thought would hold. <text:s/>Cycles have not been done in coffee yet.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7M51S">
            <text:p>10:27:51 PM</text:p>
          </table:table-cell>
          <table:table-cell table:style-name="ce4" office:value-type="string">
            <text:p>PAAS</text:p>
          </table:table-cell>
          <table:table-cell office:value-type="string">
            <text:p>Buy to open</text:p>
          </table:table-cell>
          <table:table-cell office:value-type="float" office:value="200">
            <text:p>200</text:p>
          </table:table-cell>
          <table:table-cell office:value-type="float" office:value="20.8592">
            <text:p>20.8592</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29M12S">
            <text:p>10:29:12 PM</text:p>
          </table:table-cell>
          <table:table-cell table:style-name="ce4" office:value-type="string">
            <text:p>SLW</text:p>
          </table:table-cell>
          <table:table-cell office:value-type="string">
            <text:p>Buy to open</text:p>
          </table:table-cell>
          <table:table-cell office:value-type="float" office:value="200">
            <text:p>200</text:p>
          </table:table-cell>
          <table:table-cell office:value-type="float" office:value="38.7183">
            <text:p>38.71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0M07S">
            <text:p>10:30:07 PM</text:p>
          </table:table-cell>
          <table:table-cell table:style-name="ce4" office:value-type="string">
            <text:p>HL</text:p>
          </table:table-cell>
          <table:table-cell office:value-type="string">
            <text:p>Buy to open</text:p>
          </table:table-cell>
          <table:table-cell office:value-type="float" office:value="600">
            <text:p>600</text:p>
          </table:table-cell>
          <table:table-cell office:value-type="float" office:value="6.3483">
            <text:p>6.34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1M08S">
            <text:p>10:31:08 PM</text:p>
          </table:table-cell>
          <table:table-cell table:style-name="ce4" office:value-type="string">
            <text:p>GG</text:p>
          </table:table-cell>
          <table:table-cell office:value-type="string">
            <text:p>Buy to open</text:p>
          </table:table-cell>
          <table:table-cell office:value-type="float" office:value="100">
            <text:p>100</text:p>
          </table:table-cell>
          <table:table-cell office:value-type="float" office:value="45.9783">
            <text:p>45.9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2M53S">
            <text:p>10:32:53 PM</text:p>
          </table:table-cell>
          <table:table-cell table:style-name="ce4" office:value-type="string">
            <text:p>PSLV</text:p>
          </table:table-cell>
          <table:table-cell office:value-type="string">
            <text:p>Buy to open</text:p>
          </table:table-cell>
          <table:table-cell office:value-type="float" office:value="600">
            <text:p>600</text:p>
          </table:table-cell>
          <table:table-cell office:value-type="float" office:value="14.1283">
            <text:p>14.1283</text:p>
          </table:table-cell>
          <table:table-cell/>
          <table:table-cell table:style-name="ce7" office:value-type="string">
            <text:p>Purchase to capture the move up in PMs.</text:p>
          </table:table-cell>
        </table:table-row>
        <table:table-row table:style-name="ro1">
          <table:table-cell office:value-type="string">
            <text:p>Monday</text:p>
          </table:table-cell>
          <table:table-cell table:style-name="ce2" office:value-type="date" office:date-value="2012-09-17">
            <text:p>09/17/12</text:p>
          </table:table-cell>
          <table:table-cell table:style-name="ce3" office:value-type="time" office:time-value="PT22H33M23S">
            <text:p>10:33:23 PM</text:p>
          </table:table-cell>
          <table:table-cell table:style-name="ce4" office:value-type="string">
            <text:p>PHYS</text:p>
          </table:table-cell>
          <table:table-cell office:value-type="string">
            <text:p>Buy to open</text:p>
          </table:table-cell>
          <table:table-cell office:value-type="float" office:value="600">
            <text:p>600</text:p>
          </table:table-cell>
          <table:table-cell office:value-type="float" office:value="15.2083">
            <text:p>15.2083</text:p>
          </table:table-cell>
          <table:table-cell/>
          <table:table-cell table:style-name="ce7" office:value-type="string">
            <text:p>Purchase to capture the move up in PMs.</text:p>
          </table:table-cell>
        </table:table-row>
        <table:table-row table:style-name="ro9">
          <table:table-cell office:value-type="string">
            <text:p>Monday</text:p>
          </table:table-cell>
          <table:table-cell table:style-name="ce2" office:value-type="date" office:date-value="2012-09-17">
            <text:p>09/17/12</text:p>
          </table:table-cell>
          <table:table-cell table:style-name="ce3" office:value-type="time" office:time-value="PT22H34M43S">
            <text:p>10:34:43 PM</text:p>
          </table:table-cell>
          <table:table-cell table:style-name="ce4" office:value-type="string">
            <text:p>ABX</text:p>
          </table:table-cell>
          <table:table-cell office:value-type="string">
            <text:p>Buy to open</text:p>
          </table:table-cell>
          <table:table-cell office:value-type="float" office:value="100">
            <text:p>100</text:p>
          </table:table-cell>
          <table:table-cell office:value-type="float" office:value="42.0783">
            <text:p>42.0783</text:p>
          </table:table-cell>
          <table:table-cell/>
          <table:table-cell table:style-name="ce7" office:value-type="string">
            <text:p>Purchase to capture the move in silver stocks. <text:s/>I expected there to be a top in mid September based on some very rough (i.e. not thorough) investigation on the 10-year cycle pervious. <text:s/>The date came and it coincided with the Fed announcement of QE3. <text:s/>Stocks kept moving up, so I am buying to stay with the move. <text: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43M51S">
            <text:p>02:43:51 PM</text:p>
          </table:table-cell>
          <table:table-cell table:style-name="ce4" office:value-type="string">
            <text:p>PHYS</text:p>
          </table:table-cell>
          <table:table-cell office:value-type="string">
            <text:p>Sell to close</text:p>
          </table:table-cell>
          <table:table-cell office:value-type="float" office:value="600">
            <text:p>600</text:p>
          </table:table-cell>
          <table:table-cell office:value-type="float" office:value="15.16">
            <text:p>15.16</text:p>
          </table:table-cell>
          <table:table-cell office:value-type="float" office:value="-28.98">
            <text:p>-28.9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41M57S">
            <text:p>02:41:57 PM</text:p>
          </table:table-cell>
          <table:table-cell table:style-name="ce4" office:value-type="string">
            <text:p>PSLV</text:p>
          </table:table-cell>
          <table:table-cell office:value-type="string">
            <text:p>Sell to close</text:p>
          </table:table-cell>
          <table:table-cell office:value-type="float" office:value="600">
            <text:p>600</text:p>
          </table:table-cell>
          <table:table-cell office:value-type="float" office:value="13.9701">
            <text:p>13.9701</text:p>
          </table:table-cell>
          <table:table-cell office:value-type="float" office:value="-94.92">
            <text:p>-94.92</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59S">
            <text:p>02:37:59 PM</text:p>
          </table:table-cell>
          <table:table-cell table:style-name="ce4" office:value-type="string">
            <text:p>SLW</text:p>
          </table:table-cell>
          <table:table-cell office:value-type="string">
            <text:p>Sell to close</text:p>
          </table:table-cell>
          <table:table-cell office:value-type="float" office:value="200">
            <text:p>200</text:p>
          </table:table-cell>
          <table:table-cell office:value-type="float" office:value="38.44">
            <text:p>38.44</text:p>
          </table:table-cell>
          <table:table-cell office:value-type="float" office:value="-55.66">
            <text:p>-55.66</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35S">
            <text:p>02:37:35 PM</text:p>
          </table:table-cell>
          <table:table-cell table:style-name="ce4" office:value-type="string">
            <text:p>HL</text:p>
          </table:table-cell>
          <table:table-cell office:value-type="string">
            <text:p>Sell to close</text:p>
          </table:table-cell>
          <table:table-cell office:value-type="float" office:value="600">
            <text:p>600</text:p>
          </table:table-cell>
          <table:table-cell office:value-type="float" office:value="6.6708">
            <text:p>6.6708</text:p>
          </table:table-cell>
          <table:table-cell office:value-type="float" office:value="193.5">
            <text:p>193.5</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19S">
            <text:p>02:37:19 PM</text:p>
          </table:table-cell>
          <table:table-cell table:style-name="ce4" office:value-type="string">
            <text:p>GG</text:p>
          </table:table-cell>
          <table:table-cell office:value-type="string">
            <text:p>Sell to close</text:p>
          </table:table-cell>
          <table:table-cell office:value-type="float" office:value="100">
            <text:p>100</text:p>
          </table:table-cell>
          <table:table-cell office:value-type="float" office:value="45.4203">
            <text:p>45.4203</text:p>
          </table:table-cell>
          <table:table-cell office:value-type="float" office:value="-55.8">
            <text:p>-55.8</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7M06S">
            <text:p>02:37:06 PM</text:p>
          </table:table-cell>
          <table:table-cell table:style-name="ce4" office:value-type="string">
            <text:p>ABX</text:p>
          </table:table-cell>
          <table:table-cell office:value-type="string">
            <text:p>Sell to close</text:p>
          </table:table-cell>
          <table:table-cell office:value-type="float" office:value="100">
            <text:p>100</text:p>
          </table:table-cell>
          <table:table-cell office:value-type="float" office:value="41.6301">
            <text:p>41.6301</text:p>
          </table:table-cell>
          <table:table-cell office:value-type="float" office:value="-44.82">
            <text:p>-44.82</text:p>
          </table:table-cell>
          <table:table-cell table:style-name="ce7" office:value-type="string">
            <text:p>Season change. <text:s/>Momentum and rally looks to have stalled. <text:s/>A lot of silver and gold stocks are at old highs.</text:p>
          </table:table-cell>
        </table:table-row>
        <table:table-row table:style-name="ro1">
          <table:table-cell table:style-name="ce2" office:value-type="string">
            <text:p>Monday</text:p>
          </table:table-cell>
          <table:table-cell table:style-name="ce2" office:value-type="date" office:date-value="2012-09-24">
            <text:p>09/24/12</text:p>
          </table:table-cell>
          <table:table-cell table:style-name="ce3" office:value-type="time" office:time-value="PT14H36M51S">
            <text:p>02:36:51 PM</text:p>
          </table:table-cell>
          <table:table-cell table:style-name="ce4" office:value-type="string">
            <text:p>PAAS</text:p>
          </table:table-cell>
          <table:table-cell office:value-type="string">
            <text:p>Sell to close</text:p>
          </table:table-cell>
          <table:table-cell office:value-type="float" office:value="200">
            <text:p>200</text:p>
          </table:table-cell>
          <table:table-cell office:value-type="float" office:value="21.1901">
            <text:p>21.1901</text:p>
          </table:table-cell>
          <table:table-cell office:value-type="float" office:value="66.18">
            <text:p>66.18</text:p>
          </table:table-cell>
          <table:table-cell table:style-name="ce7" office:value-type="string">
            <text:p>Season change. <text:s/>Momentum and rally looks to have stalled. <text:s/>A lot of silver and gold stocks are at old highs.</text:p>
          </table:table-cell>
        </table:table-row>
        <table:table-row table:style-name="ro4">
          <table:table-cell table:style-name="ce2" office:value-type="string">
            <text:p>Friday</text:p>
          </table:table-cell>
          <table:table-cell table:style-name="ce2" office:value-type="date" office:date-value="2012-11-16">
            <text:p>11/16/12</text:p>
          </table:table-cell>
          <table:table-cell table:style-name="ce3" office:value-type="time" office:time-value="PT09H30M58S">
            <text:p>09:30:58 AM</text:p>
          </table:table-cell>
          <table:table-cell table:style-name="ce4" office:value-type="string">
            <text:p>TDW</text:p>
          </table:table-cell>
          <table:table-cell office:value-type="string">
            <text:p>Buy to open</text:p>
          </table:table-cell>
          <table:table-cell office:value-type="float" office:value="300">
            <text:p>300</text:p>
          </table:table-cell>
          <table:table-cell office:value-type="float" office:value="43.3074">
            <text:p>43.3074</text:p>
          </table:table-cell>
          <table:table-cell/>
          <table:table-cell table:style-name="ce7" office:value-type="string">
            <text:p>Purchase because it opened up (small gap) and price slowed down considerably and had been very close to support.</text:p>
          </table:table-cell>
        </table:table-row>
        <table:table-row table:style-name="ro1">
          <table:table-cell table:style-name="ce2" office:value-type="string">
            <text:p>Friday</text:p>
          </table:table-cell>
          <table:table-cell table:style-name="ce2" office:value-type="date" office:date-value="2012-11-16">
            <text:p>11/16/12</text:p>
          </table:table-cell>
          <table:table-cell table:style-name="ce3" office:value-type="time" office:time-value="PT09H56M05S">
            <text:p>09:56:05 AM</text:p>
          </table:table-cell>
          <table:table-cell table:style-name="ce4" office:value-type="string">
            <text:p>TDW</text:p>
          </table:table-cell>
          <table:table-cell office:value-type="string">
            <text:p>Sell to close</text:p>
          </table:table-cell>
          <table:table-cell office:value-type="float" office:value="300">
            <text:p>300</text:p>
          </table:table-cell>
          <table:table-cell office:value-type="float" office:value="42.7509">
            <text:p>42.7509</text:p>
          </table:table-cell>
          <table:table-cell office:value-type="float" office:value="-166.94">
            <text:p>-166.94</text:p>
          </table:table-cell>
          <table:table-cell table:style-name="ce7" office:value-type="string">
            <text:p>I realized that the move up had no strong volume, and price had been slowly bleeding downwards.</text:p>
          </table:table-cell>
        </table:table-row>
        <table:table-row table:style-name="ro5">
          <table:table-cell table:style-name="ce2" office:value-type="string">
            <text:p>Friday</text:p>
          </table:table-cell>
          <table:table-cell table:style-name="ce2" office:value-type="date" office:date-value="2012-11-16">
            <text:p>11/16/12</text:p>
          </table:table-cell>
          <table:table-cell table:style-name="ce3" office:value-type="time" office:time-value="PT10H18M50S">
            <text:p>10:18:50 AM</text:p>
          </table:table-cell>
          <table:table-cell table:style-name="ce4" office:value-type="string">
            <text:p>TDW</text:p>
          </table:table-cell>
          <table:table-cell office:value-type="string">
            <text:p>Buy to open</text:p>
          </table:table-cell>
          <table:table-cell office:value-type="float" office:value="300">
            <text:p>300</text:p>
          </table:table-cell>
          <table:table-cell office:value-type="float" office:value="42.7599">
            <text:p>42.7599</text:p>
          </table:table-cell>
          <table:table-cell/>
          <table:table-cell table:style-name="ce7" office:value-type="string">
            <text:p>Price had gone down to 42.50, which was right about exactly where my long-term monthly trendline support was located. <text:s/>The bounce was fast, and the spread was about 9 cents, so I got it at about 42.76.</text:p>
          </table:table-cell>
        </table:table-row>
        <table:table-row table:style-name="ro5">
          <table:table-cell table:style-name="ce2" office:value-type="string">
            <text:p>Friday</text:p>
          </table:table-cell>
          <table:table-cell table:style-name="ce2" office:value-type="date" office:date-value="2012-11-16">
            <text:p>11/16/12</text:p>
          </table:table-cell>
          <table:table-cell table:style-name="ce3" office:value-type="time" office:time-value="PT10H34M15S">
            <text:p>10:34:15 AM</text:p>
          </table:table-cell>
          <table:table-cell table:style-name="ce4" office:value-type="string">
            <text:p>TDW</text:p>
          </table:table-cell>
          <table:table-cell office:value-type="string">
            <text:p>Sell to close</text:p>
          </table:table-cell>
          <table:table-cell office:value-type="float" office:value="300">
            <text:p>300</text:p>
          </table:table-cell>
          <table:table-cell office:value-type="float" office:value="42.671">
            <text:p>42.671</text:p>
          </table:table-cell>
          <table:table-cell office:value-type="float" office:value="-26.67">
            <text:p>-26.67</text:p>
          </table:table-cell>
          <table:table-cell table:style-name="ce7" office:value-type="string">
            <text:p>Price started to sink back down. <text:s/>I realized I didn't know the cycles, so I really shouldn't be in the markets because I was not sure how or where price would go. <text:s/>I know the support is here, but I felt it would be better if I focused my attention on study of TTTA and related information.</text:p>
          </table:table-cell>
        </table:table-row>
        <table:table-row table:style-name="ro1" table:number-rows-repeated="38">
          <table:table-cell table:number-columns-repeated="3"/>
          <table:table-cell table:style-name="ce4"/>
          <table:table-cell table:number-columns-repeated="4"/>
          <table:table-cell table:style-name="ce7"/>
        </table:table-row>
        <table:table-row table:style-name="ro1" table:number-rows-repeated="42">
          <table:table-cell table:number-columns-repeated="8"/>
          <table:table-cell table:style-name="ce7"/>
        </table:table-row>
        <table:table-row table:style-name="ro1" table:number-rows-repeated="1048439">
          <table:table-cell table:number-columns-repeated="9"/>
        </table:table-row>
        <table:table-row table:style-name="ro1">
          <table:table-cell table:number-columns-repeated="9"/>
        </table:table-row>
      </table:table>
      <table:table table:name="Sheet2" table:style-name="ta1">
        <table:table-column table:style-name="co5" table:default-cell-style-name="Default"/>
        <table:table-row table:style-name="ro1">
          <table:table-cell/>
        </table:table-row>
      </table:table>
      <table:table table:name="Sheet3" table:style-name="ta1">
        <table:table-column table:style-name="co5"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6">11/16/2012</text:date>, <text:time>18:07: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0T12:19:27</meta:creation-date>
    <dc:date>2012-11-16T18:07:37</dc:date>
    <meta:editing-duration>PT19H10M56S</meta:editing-duration>
    <meta:editing-cycles>21</meta:editing-cycles>
    <meta:generator>LibreOffice/3.4$Unix LibreOffice_project/340m1$Build-1505</meta:generator>
    <dc:creator>Ryan </dc:creator>
    <meta:document-statistic meta:table-count="3" meta:cell-count="446" meta:object-count="0"/>
  </office:meta>
</office:document-meta>
</file>